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18">
      <style:paragraph-properties fo:text-align="start" style:justify-single-word="false"/>
    </style:style>
    <style:style style:name="P10" style:family="paragraph" style:parent-style-name="List_20_Paragraph">
      <style:paragraph-properties fo:margin-left="3.246cm" fo:margin-right="0cm" fo:text-align="start" style:justify-single-word="false" fo:text-indent="0cm" style:auto-text-indent="false"/>
      <style:text-properties style:font-name="맑은 고딕" style:font-name-asian="맑은 고딕1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e5779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fo:color="#000000" style:font-name="맑은 고딕" fo:font-weight="bold" fo:background-color="#ffffff" loext:char-shading-value="0" style:font-name-asian="맑은 고딕1" style:font-weight-asian="bold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5">딥러닝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</text:span><text:span text:style-name="T2">10</text:span><text:span text:style-name="T1">(금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2055913841" text:style-name="WWNum18">
              <text:list-item>
                <text:p text:style-name="P9"><text:span text:style-name="T1">상대성과 절대성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1-12-10T02:35:00</meta:creation-date>
    <dc:date>2022-01-23T11:49:18.892000000</dc:date>
    <meta:editing-duration>PT1M22S</meta:editing-duration>
    <meta:generator>Neat_Office/6.2.8.2$Windows_x86 LibreOffice_project/</meta:generator>
    <meta:document-statistic meta:table-count="1" meta:image-count="0" meta:object-count="0" meta:page-count="1" meta:paragraph-count="11" meta:word-count="45" meta:character-count="65" meta:non-whitespace-character-count="56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